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1">
      <style:text-properties officeooo:rsid="00206918" officeooo:paragraph-rsid="00206918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2.54cm" fo:margin-right="0cm" fo:text-indent="-0.635cm" style:auto-text-indent="false"/>
      <style:text-properties officeooo:paragraph-rsid="00206918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206918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inebi6l6t59x"/>Monitoramento</text:p>
      <text:p text:style-name="Standard"/>
      <text:p text:style-name="Heading_20_1"><text:bookmark text:name="_mmz3wq8wuvgn"/>Objetivo:</text:p>
      <text:p text:style-name="P1"><text:tab/>É desenvolver uma ferramenta que use dados do Google trends para mostra em tempo real os dados relacionados a Saúde e epidemias. </text:p>
      <text:p text:style-name="P1"/>
      <text:p text:style-name="P8"><text:bookmark text:name="_usry2nu27pd1"/>Idealização:</text:p>
      <text:list xml:id="list2931554492" text:style-name="WWNum1">
        <text:list-item>
          <text:p text:style-name="P3">Usar a linguagem python</text:p>
        </text:list-item>
        <text:list-item>
          <text:p text:style-name="P3">Pegar informações no Google trends</text:p>
        </text:list-item>
        <text:list-item>
          <text:p text:style-name="P3">Envia mensagens para a tela principal.</text:p>
          <text:list>
            <text:list-item>
              <text:p text:style-name="P4">Mensagens como epidemia no norte do Brasil.</text:p>
            </text:list-item>
          </text:list>
        </text:list-item>
      </text:list>
      <text:p text:style-name="P6"/>
      <text:p text:style-name="P9">Metas:</text:p>
      <text:list xml:id="list200315301642764" text:continue-numbering="true" text:style-name="WWNum1">
        <text:list-item>
          <text:p text:style-name="P2">Conseguir retirar informações do google</text:p>
        </text:list-item>
        <text:list-item>
          <text:p text:style-name="P2">Consegui retirar informações do tweet</text:p>
        </text:list-item>
        <text:list-item>
          <text:p text:style-name="P2">Conseguir retirar informações do Ministério da saúde</text:p>
        </text:list-item>
        <text:list-item>
          <text:p text:style-name="P2">Refinar as pesquisas</text:p>
        </text:list-item>
        <text:list-item>
          <text:p text:style-name="P2">Crias tipos de alertas.</text:p>
        </text:list-item>
        <text:list-item>
          <text:p text:style-name="P2">Fazer operar por ciclos de períodos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8T20:03:14.180138783</dc:date>
    <meta:editing-duration>PT46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8" meta:character-count="525" meta:non-whitespace-character-count="459"/>
  </office:meta>
</office:document-meta>
</file>